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style:font-name-asian="Times New Roman"/>
    </style:style>
    <style:style style:name="P2" style:family="paragraph" style:parent-style-name="Preformatted_20_Text">
      <style:text-properties style:font-name="Times New Roman" fo:font-size="12pt" style:font-name-asian="Times New Roman" style:font-size-asian="12pt" style:font-size-complex="12pt"/>
    </style:style>
    <style:style style:name="P3" style:family="paragraph" style:parent-style-name="Preformatted_20_Text">
      <style:paragraph-properties fo:text-align="center" style:justify-single-word="false"/>
      <style:text-properties style:font-name="Times New Roman" fo:font-size="12pt" style:font-name-asian="Times New Roman" style:font-size-asian="12pt" style:font-size-complex="12pt"/>
    </style:style>
    <style:style style:name="P4" style:family="paragraph" style:parent-style-name="Preformatted_20_Text">
      <style:paragraph-properties fo:text-align="center" style:justify-single-word="false"/>
      <style:text-properties style:font-name="Times New Roman" fo:font-size="12pt" officeooo:paragraph-rsid="00353dac" style:font-name-asian="Times New Roman" style:font-size-asian="12pt" style:font-size-complex="12pt"/>
    </style:style>
    <style:style style:name="P5" style:family="paragraph" style:parent-style-name="Preformatted_20_Text">
      <style:text-properties style:font-name="Times New Roman" fo:font-size="12pt" officeooo:paragraph-rsid="000f14d5" style:font-name-asian="Times New Roman" style:font-size-asian="12pt" style:font-size-complex="12pt"/>
    </style:style>
    <style:style style:name="P6" style:family="paragraph" style:parent-style-name="Preformatted_20_Text">
      <style:text-properties style:font-name="Times New Roman" fo:font-size="12pt" officeooo:paragraph-rsid="0032d0ec" style:font-name-asian="Times New Roman" style:font-size-asian="12pt" style:font-size-complex="12pt"/>
    </style:style>
    <style:style style:name="P7" style:family="paragraph" style:parent-style-name="Preformatted_20_Text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P8" style:family="paragraph" style:parent-style-name="Preformatted_20_Text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2147c9" style:font-name-asian="Times New Roman" style:font-size-asian="12pt" style:font-style-asian="normal" style:font-size-complex="12pt" style:font-style-complex="normal"/>
    </style:style>
    <style:style style:name="P9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style:font-name="Times New Roman" fo:font-size="12pt" fo:font-weight="bold" style:font-name-asian="Times New Roman" style:font-size-asian="12pt" style:font-weight-asian="bold" style:font-size-complex="12pt" style:font-weight-complex="bold"/>
    </style:style>
    <style:style style:name="P10" style:family="paragraph" style:parent-style-name="Preformatted_20_Text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Times New Roman" fo:font-size="14pt" fo:font-weight="bold" style:font-name-asian="Times New Roman" style:font-size-asian="14pt" style:font-weight-asian="bold" style:font-size-complex="14pt" style:font-weight-complex="bold"/>
    </style:style>
    <style:style style:name="P11" style:family="paragraph" style:parent-style-name="Text_20_body" style:list-style-name="L2">
      <style:paragraph-properties>
        <style:tab-stops>
          <style:tab-stop style:position="0.1055in"/>
        </style:tab-stops>
      </style:paragraph-properties>
      <style:text-properties officeooo:paragraph-rsid="003a8f3e"/>
    </style:style>
    <style:style style:name="P12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1a97d7"/>
    </style:style>
    <style:style style:name="P13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1b74f8"/>
    </style:style>
    <style:style style:name="P14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2147c9"/>
    </style:style>
    <style:style style:name="P15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21a103"/>
    </style:style>
    <style:style style:name="P16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rsid="001a97d7" officeooo:paragraph-rsid="001a97d7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paragraph-rsid="001b74f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rsid="0035c1c3" officeooo:paragraph-rsid="0035c1c3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21a103" style:font-name-asian="Times New Roman" style:font-size-asian="12pt" style:font-style-asian="normal" style:font-size-complex="12pt" style:font-style-complex="normal"/>
    </style:style>
    <style:style style:name="P20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ed69d" style:font-name-asian="Times New Roman" style:font-size-asian="12pt" style:font-size-complex="12pt"/>
    </style:style>
    <style:style style:name="P21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1b74f8" style:font-name-asian="Times New Roman" style:font-size-asian="12pt" style:font-size-complex="12pt"/>
    </style:style>
    <style:style style:name="P22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1ca2d5" style:font-name-asian="Times New Roman" style:font-size-asian="12pt" style:font-size-complex="12pt"/>
    </style:style>
    <style:style style:name="P23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1d696d" style:font-name-asian="Times New Roman" style:font-size-asian="12pt" style:font-size-complex="12pt"/>
    </style:style>
    <style:style style:name="P24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147c9" style:font-name-asian="Times New Roman" style:font-size-asian="12pt" style:font-size-complex="12pt"/>
    </style:style>
    <style:style style:name="P25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c56e0" style:font-name-asian="Times New Roman" style:font-size-asian="12pt" style:font-size-complex="12pt"/>
    </style:style>
    <style:style style:name="P26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1a103" style:font-name-asian="Times New Roman" style:font-size-asian="12pt" style:font-size-complex="12pt"/>
    </style:style>
    <style:style style:name="P27" style:family="paragraph" style:parent-style-name="Preformatted_20_Text" style:list-style-name="L3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P28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italic" officeooo:paragraph-rsid="00213a51" style:font-name-asian="Times New Roman" style:font-size-asian="12pt" style:font-style-asian="italic" style:font-size-complex="12pt" style:font-style-complex="italic"/>
    </style:style>
    <style:style style:name="P29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italic" officeooo:paragraph-rsid="002147c9" style:font-name-asian="Times New Roman" style:font-size-asian="12pt" style:font-style-asian="italic" style:font-size-complex="12pt" style:font-style-complex="italic"/>
    </style:style>
    <style:style style:name="P30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1" fo:font-size="12pt" fo:font-style="normal" officeooo:rsid="001ca2d5" officeooo:paragraph-rsid="001ca2d5" style:font-name-asian="新宋体" style:font-size-asian="12pt" style:font-style-asian="normal" style:font-size-complex="12pt" style:font-style-complex="normal"/>
    </style:style>
    <style:style style:name="P31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fo:font-style="normal" officeooo:paragraph-rsid="0021a103" style:font-style-asian="normal" style:font-style-complex="normal"/>
    </style:style>
    <style:style style:name="P32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fo:font-style="normal" officeooo:paragraph-rsid="002147c9" style:font-style-asian="normal" style:font-style-complex="normal"/>
    </style:style>
    <style:style style:name="P33" style:family="paragraph" style:parent-style-name="Preformatted_20_Text" style:list-style-name="L2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Times New Roman" fo:font-size="12pt" fo:font-style="italic" fo:font-weight="normal" style:font-name-asian="Times New Roman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14d5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ed69d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Times New Roman" fo:font-size="12pt" style:font-name-asian="Times New Roman" style:font-size-asian="12pt" style:font-size-complex="12pt"/>
    </style:style>
    <style:style style:name="T8" style:family="text">
      <style:text-properties style:font-name="Times New Roman" fo:font-size="12pt" officeooo:rsid="002147c9" style:font-name-asian="Times New Roman" style:font-size-asian="12pt" style:font-size-complex="12pt"/>
    </style:style>
    <style:style style:name="T9" style:family="text">
      <style:text-properties style:font-name="Times New Roman" fo:font-size="12pt" officeooo:rsid="0021a103" style:font-name-asian="Times New Roman" style:font-size-asian="12pt" style:font-size-complex="12pt"/>
    </style:style>
    <style:style style:name="T10" style:family="text">
      <style:text-properties style:font-name="Times New Roman" fo:font-size="12pt" officeooo:rsid="002c56e0" style:font-name-asian="Times New Roman" style:font-size-asian="12pt" style:font-size-complex="12pt"/>
    </style:style>
    <style:style style:name="T11" style:family="text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T12" style:family="text">
      <style:text-properties style:font-name="Times New Roman" fo:font-size="12pt" fo:font-style="normal" fo:font-weight="normal" officeooo:rsid="001065da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Times New Roman" fo:font-size="12pt" fo:font-style="normal" fo:font-weight="normal" officeooo:rsid="00170895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Times New Roman" fo:font-size="12pt" fo:font-style="normal" fo:font-weight="normal" officeooo:rsid="001897d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Times New Roman" fo:font-size="12pt" fo:font-style="normal" fo:font-weight="normal" officeooo:rsid="001a97d7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Times New Roman" fo:font-size="12pt" fo:font-style="normal" fo:font-weight="normal" officeooo:rsid="001b74f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Times New Roman" fo:font-size="12pt" fo:font-style="normal" fo:font-weight="normal" officeooo:rsid="0023a95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Times New Roman" fo:font-size="12pt" fo:font-style="normal" fo:font-weight="normal" officeooo:rsid="002dace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Times New Roman" fo:font-size="12pt" fo:font-style="normal" fo:font-weight="normal" officeooo:rsid="0034bd6a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Times New Roman" fo:font-size="12pt" fo:font-style="normal" fo:font-weight="normal" officeooo:rsid="0035478e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Times New Roman" fo:font-size="12pt" fo:font-style="normal" style:font-name-asian="Times New Roman" style:font-size-asian="12pt" style:font-style-asian="normal" style:font-size-complex="12pt" style:font-style-complex="normal"/>
    </style:style>
    <style:style style:name="T22" style:family="text">
      <style:text-properties style:font-name="Times New Roman" fo:font-size="12pt" fo:language="en" fo:country="none" style:font-name-asian="Times New Roman" style:font-size-asian="12pt" style:font-size-complex="12pt"/>
    </style:style>
    <style:style style:name="T23" style:family="text">
      <style:text-properties style:font-name="Times New Roman" fo:font-size="12pt" fo:language="en" fo:country="none" officeooo:rsid="002c56e0" style:font-name-asian="Times New Roman" style:font-size-asian="12pt" style:font-size-complex="12pt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2c56e0" style:font-style-asian="normal" style:font-style-complex="normal"/>
    </style:style>
    <style:style style:name="T26" style:family="text">
      <style:text-properties fo:font-style="normal" officeooo:rsid="002ed69d" style:font-style-asian="normal" style:font-style-complex="normal"/>
    </style:style>
    <style:style style:name="T27" style:family="text">
      <style:text-properties fo:font-style="normal" fo:font-weight="normal" officeooo:rsid="001065da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23a959" style:font-style-asian="normal" style:font-weight-asian="normal" style:font-style-complex="normal" style:font-weight-complex="normal"/>
    </style:style>
    <style:style style:name="T29" style:family="text">
      <style:text-properties officeooo:rsid="000e2190"/>
    </style:style>
    <style:style style:name="T30" style:family="text">
      <style:text-properties officeooo:rsid="000f14d5"/>
    </style:style>
    <style:style style:name="T31" style:family="text">
      <style:text-properties officeooo:rsid="00170895"/>
    </style:style>
    <style:style style:name="T32" style:family="text">
      <style:text-properties officeooo:rsid="001b74f8"/>
    </style:style>
    <style:style style:name="T33" style:family="text">
      <style:text-properties officeooo:rsid="001ca2d5"/>
    </style:style>
    <style:style style:name="T34" style:family="text">
      <style:text-properties style:font-name="Times New Roman1" fo:font-style="italic" officeooo:rsid="001ca2d5" style:font-name-asian="新宋体" style:font-style-asian="italic" style:font-style-complex="italic"/>
    </style:style>
    <style:style style:name="T35" style:family="text">
      <style:text-properties officeooo:rsid="001d696d"/>
    </style:style>
    <style:style style:name="T36" style:family="text">
      <style:text-properties officeooo:rsid="001f5dfa"/>
    </style:style>
    <style:style style:name="T37" style:family="text">
      <style:text-properties officeooo:rsid="002147c9"/>
    </style:style>
    <style:style style:name="T38" style:family="text">
      <style:text-properties officeooo:rsid="0021a103"/>
    </style:style>
    <style:style style:name="T39" style:family="text">
      <style:text-properties officeooo:rsid="002341a3"/>
    </style:style>
    <style:style style:name="T40" style:family="text">
      <style:text-properties officeooo:rsid="0023a959"/>
    </style:style>
    <style:style style:name="T41" style:family="text">
      <style:text-properties officeooo:rsid="00244aa7"/>
    </style:style>
    <style:style style:name="T42" style:family="text">
      <style:text-properties officeooo:rsid="002a4f08"/>
    </style:style>
    <style:style style:name="T43" style:family="text">
      <style:text-properties officeooo:rsid="002c56e0"/>
    </style:style>
    <style:style style:name="T44" style:family="text">
      <style:text-properties officeooo:rsid="002cb578"/>
    </style:style>
    <style:style style:name="T45" style:family="text">
      <style:text-properties officeooo:rsid="0032d0ec"/>
    </style:style>
    <style:style style:name="T46" style:family="text">
      <style:text-properties officeooo:rsid="003360a5"/>
    </style:style>
    <style:style style:name="T47" style:family="text">
      <style:text-properties officeooo:rsid="00353dac"/>
    </style:style>
    <style:style style:name="T48" style:family="text">
      <style:text-properties officeooo:rsid="0037ba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0">Yao Yansi</text:p>
      <text:p text:style-name="P4">yaoyansi@<text:span text:style-name="T47">aliyun</text:span>.com</text:p>
      <text:p text:style-name="P3">+86 135<text:span text:style-name="T29">0</text:span>-<text:span text:style-name="T29">194</text:span>-<text:span text:style-name="T29">8783</text:span></text:p>
      <text:p text:style-name="P1"/>
      <text:p text:style-name="P9">OBJECTIVE</text:p>
      <text:p text:style-name="P2">A position in <text:span text:style-name="T46">IT</text:span> Industry with special interests in <text:span text:style-name="T46">software engineering.</text:span></text:p>
      <text:p text:style-name="P1"/>
      <text:p text:style-name="P1"/>
      <text:p text:style-name="P9">EDUCATION</text:p>
      <text:p text:style-name="P2">Master Of Computer Science, Graduated in 2007</text:p>
      <text:p text:style-name="P2">Capital Normal University, Beijing, China.</text:p>
      <text:p text:style-name="P2"/>
      <text:p text:style-name="P2">Bachelor Of Computer Science, Graduated in 2004</text:p>
      <text:p text:style-name="P2">Henan University of Technology, ZhengZhou, Henan, China.</text:p>
      <text:p text:style-name="P1"/>
      <text:p text:style-name="P1"/>
      <text:p text:style-name="P9">COMPUTER SKILLS</text:p>
      <text:p text:style-name="P2"><text:span text:style-name="T3">Languages:</text:span> C/C++, Python, Shell, Perl, <text:span text:style-name="T48">x86ASM</text:span></text:p>
      <text:p text:style-name="P2"><text:span text:style-name="T3">Operation Systems:</text:span> Windows, Linux</text:p>
      <text:p text:style-name="P6"><text:span text:style-name="T3">Development Tools:</text:span> MSVC, <text:span text:style-name="T45">CodeBlocks, </text:span>CMake, SVN/Git, <text:span text:style-name="T45">Jude,</text:span> OpenGL/GLSL, OGRE, ODE, PhysX, Bullet, MayaAPI/mel, OpenCollada, <text:span text:style-name="T48">MASM</text:span></text:p>
      <text:p text:style-name="P2"><text:span text:style-name="T3">Graphics Tools:</text:span> Maya, Blender, Photoshop</text:p>
      <text:p text:style-name="P7">Others: <text:span text:style-name="T24">Design Pattern</text:span></text:p>
      <text:p text:style-name="P1"/>
      <text:p text:style-name="P1"/>
      <text:p text:style-name="P9">EXPERIENCE</text:p>
      <text:p text:style-name="P5"><text:span text:style-name="T5">Software Engineer </text:span><text:s text:c="18"/>Sept<text:span text:style-name="T30">ember </text:span>201<text:span text:style-name="T30">3</text:span></text:p>
      <text:p text:style-name="P5"><text:span text:style-name="T30">Renderer R&amp;D</text:span> Department, <text:span text:style-name="T1"><text:s/></text:span><text:span text:style-name="T2">ShangHai CudaTec Technology Development Limited Company</text:span></text:p>
      <text:list xml:id="list2293231695926756146" text:style-name="L1">
        <text:list-item>
          <text:p text:style-name="P12"><text:span text:style-name="T12">D</text:span><text:span text:style-name="T13">esigned, implemented and tested</text:span><text:span text:style-name="T12"> a Maya plug-in for </text:span><text:span text:style-name="T14">a o</text:span><text:span text:style-name="T19">ffline </text:span><text:span text:style-name="T14">r</text:span><text:span text:style-name="T12">enderer </text:span><text:span text:style-name="T15">using agile methodologies: continuous integration, test-driven development, unit testing </text:span><text:span text:style-name="T18">and automation testing</text:span><text:span text:style-name="T15">. </text:span><text:span text:style-name="T20">And took the responsibility for releasing the package from alpha1 to alpha5.</text:span></text:p>
        </text:list-item>
        <text:list-item>
          <text:p text:style-name="P12"><text:span text:style-name="T16">Responsible for </text:span><text:span text:style-name="T15">planning, </text:span><text:span text:style-name="T16">design, development, </text:span><text:span text:style-name="T18">collaboration, </text:span><text:span text:style-name="T15">code review, testing and</text:span><text:span text:style-name="T16"> </text:span><text:span text:style-name="T15">release.</text:span></text:p>
        </text:list-item>
        <text:list-item>
          <text:p text:style-name="P16">Created and maintained the code server for the team.</text:p>
        </text:list-item>
        <text:list-item>
          <text:p text:style-name="P12"><text:span text:style-name="T15">P</text:span><text:span text:style-name="T17">rovided </text:span><text:span text:style-name="T15">service</text:span><text:span text:style-name="T17">s</text:span><text:span text:style-name="T15"> for test clients and users.</text:span></text:p>
        </text:list-item>
      </text:list>
      <text:p text:style-name="P2"/>
      <text:p text:style-name="P2"><text:span text:style-name="T5">Software Engineer </text:span><text:s text:c="18"/>June 2012</text:p>
      <text:p text:style-name="P2">Production Department, <text:span text:style-name="T1">Geodo Space Information Technology Limited Company</text:span></text:p>
      <text:list xml:id="list1946210302779180275" text:style-name="L2">
        <text:list-item>
          <text:p text:style-name="P17">Developed a tornado particle effect <text:span text:style-name="T31">for OSG engine.</text:span></text:p>
        </text:list-item>
        <text:list-item>
          <text:p text:style-name="P18">Trimmed ossim which is a third-party library for our engine.</text:p>
          <text:p text:style-name="P18"/>
          <text:p text:style-name="P33"/>
        </text:list-item>
      </text:list>
      <text:p text:style-name="P2"><text:span text:style-name="T5">Software Engineer </text:span><text:s text:c="18"/>March 2011</text:p>
      <text:p text:style-name="P2">3D Graphics Department, <text:span text:style-name="T1">Institute of Automation Chinese Academy of Sciences</text:span></text:p>
      <text:list xml:id="list223507724521836" text:continue-numbering="true" text:style-name="L2">
        <text:list-item>
          <text:p text:style-name="P20">Developed the 3D virtual world based on <text:span text:style-name="T3">RealXtend </text:span><text:span text:style-name="T4">with the integration of Kinect(server and client), OgreHaptics, </text:span><text:span text:style-name="T26">fluid surface construction and UI localization.</text:span></text:p>
        </text:list-item>
        <text:list-item>
          <text:p text:style-name="P13"><text:span text:style-name="T7">Integrated Blender's GPU renderer </text:span><text:span text:style-name="T11">Cycles</text:span><text:span text:style-name="T7"> with parallel rendering middle-ware </text:span><text:span text:style-name="T11">Equalizer</text:span><text:span text:style-name="T7">.</text:span></text:p>
        </text:list-item>
      </text:list>
      <text:p text:style-name="P2"/>
      <text:p text:style-name="P2"><text:span text:style-name="T5">Technical Director</text:span><text:span text:style-name="T3"> </text:span><text:s text:c="17"/>July 2009</text:p>
      <text:p text:style-name="P2">Technical Support Department, <text:span text:style-name="T1">Xing-Xing Digital Corporation</text:span><text:span text:style-name="T6">, Beijing </text:span></text:p>
      <text:list xml:id="list223507641385239" text:continue-numbering="true" text:style-name="L2">
        <text:list-item>
          <text:p text:style-name="P21">Developed the core module of lip-sync plug-in for Maya. (T<text:span text:style-name="T32">his plug-in has been registered </text:span><text:soft-page-break/><text:span text:style-name="T32">as the software property with the software copyright registration ID 0183406</text:span>)</text:p>
        </text:list-item>
        <text:list-item>
          <text:p text:style-name="P22">Developed a <text:span text:style-name="T27">product-quality Maya t</text:span><text:span text:style-name="T28">o 3DS </text:span>t<text:span text:style-name="T40">ranslator</text:span> for R<text:span text:style-name="T40">edboard Ltd</text:span>.</text:p>
        </text:list-item>
        <text:list-item>
          <text:p text:style-name="P22">Developed <text:span text:style-name="T40">a </text:span>rigid/<text:span text:style-name="T33">soft</text:span> body dynamic system for Maya based on Bullet Physics Engine.</text:p>
        </text:list-item>
        <text:list-item>
          <text:p text:style-name="P22">Developed a procedural texture <text:span text:style-name="T33">which projects the inner region of a closed NURBS to a texture</text:span>.</text:p>
        </text:list-item>
        <text:list-item>
          <text:p text:style-name="P22">O<text:span text:style-name="T41">ptimized the modules</text:span> in pre-check process, and save<text:span text:style-name="T42">d </text:span>80% time for th<text:span text:style-name="T41">at process</text:span>.</text:p>
        </text:list-item>
        <text:list-item>
          <text:p text:style-name="P22">I<text:span text:style-name="T33">mplemented the core module in the paper: <text:s/></text:span><text:span text:style-name="T34">A System to Reuse Facial Rigs and Animations.</text:span></text:p>
        </text:list-item>
        <text:list-item>
          <text:p text:style-name="P30">Parsed <text:s/>Maya Geometry Cache(*.mc) format and Maya Particle Cache(*.pdc) <text:s/>format.</text:p>
        </text:list-item>
        <text:list-item>
          <text:p text:style-name="P22">Maintained LiquidMaya.</text:p>
        </text:list-item>
        <text:list-item>
          <text:p text:style-name="P22">Designed <text:span text:style-name="T33">and deployed </text:span>the SVN server, <text:span text:style-name="T33">a</text:span>nd developed the backup/restore scripts for the SVN server.</text:p>
        </text:list-item>
      </text:list>
      <text:p text:style-name="P2"/>
      <text:p text:style-name="P2"><text:span text:style-name="T5">Software Engineer</text:span><text:span text:style-name="T1"> </text:span><text:s text:c="17"/>September 2008</text:p>
      <text:p text:style-name="P2">System Department, <text:span text:style-name="T1">Tuya Software Corporation</text:span><text:span text:style-name="T6">, Beijing</text:span><text:span text:style-name="T1"> </text:span></text:p>
      <text:list xml:id="list223508711844907" text:continue-numbering="true" text:style-name="L2">
        <text:list-item>
          <text:p text:style-name="P22">Participated the development of <text:s/>TUYA World II which is a 3D virtual world <text:span text:style-name="T35">on-line game, including Friends System, District System</text:span>.</text:p>
        </text:list-item>
      </text:list>
      <text:p text:style-name="P2"/>
      <text:p text:style-name="P2"><text:span text:style-name="T5">Software Engineer</text:span><text:span text:style-name="T1"> </text:span><text:s text:c="17"/>September 2007</text:p>
      <text:p text:style-name="P2">Software Development Department, <text:span text:style-name="T1">China Academy of Space Technology</text:span></text:p>
      <text:list xml:id="list223508333539741" text:continue-numbering="true" text:style-name="L2">
        <text:list-item>
          <text:p text:style-name="P23">P<text:span text:style-name="T36">art of a team for software </text:span>automat<text:span text:style-name="T36">ion </text:span>test.</text:p>
        </text:list-item>
      </text:list>
      <text:p text:style-name="P2"/>
      <text:p text:style-name="P2"><text:span text:style-name="T5">Software Engineer(intern)</text:span> <text:s text:c="5"/>March 2007</text:p>
      <text:p text:style-name="P2"><text:span text:style-name="T1">R&amp;D center of Notebook Computer, Lenovo</text:span>, Beijing </text:p>
      <text:list xml:id="list223508591148734" text:continue-numbering="true" text:style-name="L2">
        <text:list-item>
          <text:p text:style-name="P23">Developed a 3D mini-game for exhibiting the gravity system in Lenovo's notebook <text:s/>computer.</text:p>
        </text:list-item>
      </text:list>
      <text:p text:style-name="P1"/>
      <text:p text:style-name="P1"/>
      <text:p text:style-name="P9">RESEARCH</text:p>
      <text:p text:style-name="P2">M<text:span text:style-name="T39">aster's Thesis:</text:span></text:p>
      <text:list xml:id="list1117999300013762100" text:style-name="L3">
        <text:list-item>
          <text:p text:style-name="P27">R<text:span text:style-name="T39">esearch and implementation of the 3D operation in virtual environment</text:span></text:p>
        </text:list-item>
      </text:list>
      <text:p text:style-name="P2"/>
      <text:p text:style-name="P2">Implementation of the academic paper:</text:p>
      <text:list xml:id="list223507902255513" text:continue-list="list223508591148734" text:style-name="L2">
        <text:list-item>
          <text:p text:style-name="P28">A System to Reuse Facial Rigs and Animations</text:p>
        </text:list-item>
      </text:list>
      <text:p text:style-name="P1"/>
      <text:p text:style-name="P1"/>
      <text:p text:style-name="P9">OPEN-SOURCE PROJECTS</text:p>
      <text:list xml:id="list223508283830045" text:continue-numbering="true" text:style-name="L2">
        <text:list-item>
          <text:p text:style-name="P11"><text:span text:style-name="T7">MyMagicBox (</text:span><text:a xlink:type="simple" xlink:href="https://github.com/yaoyansi/mymagicbox" office:target-frame-name="_blank" xlink:show="new"><text:span text:style-name="T7">https://github.com/yaoyansi/mymagicbox</text:span></text:a><text:span text:style-name="T7">)<text:line-break/></text:span><text:span text:style-name="T22">Role: </text:span><text:span text:style-name="T23">Creator</text:span><text:span text:style-name="T22"><text:line-break/></text:span><text:bookmark text:name="result_box"/><text:span text:style-name="T22">Miscellaneous projects for exercises.</text:span></text:p>
        </text:list-item>
        <text:list-item>
          <text:p text:style-name="P14"><text:span text:style-name="T7">Maya2renderer(</text:span><text:a xlink:type="simple" xlink:href="https://github.com/maya2renderer/maya2renderer"><text:span text:style-name="T7">https://github.com/maya2renderer/maya2renderer</text:span></text:a><text:span text:style-name="T7">)</text:span></text:p>
          <text:p text:style-name="P14"><text:span text:style-name="T7">R</text:span><text:span text:style-name="T10">ole: Creator</text:span></text:p>
          <text:p text:style-name="P24">Based on LiquidMaya, this project aims to provide a framework to translate Maya d<text:span text:style-name="T37">ata</text:span> to <text:span text:style-name="T37">a</text:span> renderer. I<text:span text:style-name="T37">t supports 3Delight</text:span>, Elvishray and Appleseed <text:span text:style-name="T38">now.</text:span></text:p>
          <text:p text:style-name="P24"/>
        </text:list-item>
        <text:list-item>
          <text:p text:style-name="P24">M<text:span text:style-name="T37">ayaExporter(</text:span><text:a xlink:type="simple" xlink:href="http://code.google.com/p/mayaexporter/"><text:span text:style-name="T37">http://code.google.com/p/mayaexporter/</text:span></text:a><text:span text:style-name="T37">)</text:span></text:p>
          <text:p text:style-name="P25">R<text:span text:style-name="T43">ole: Creator</text:span></text:p>
          <text:p text:style-name="P24"><text:span text:style-name="T44">Refactored an exporter based on </text:span>ColladaMaya.</text:p>
          <text:p text:style-name="P24"/>
        </text:list-item>
        <text:list-item>
          <text:p text:style-name="P14"><text:span text:style-name="T7">GPExport</text:span><text:span text:style-name="T8">er</text:span><text:span text:style-name="T7">(</text:span><text:a xlink:type="simple" xlink:href="http://code.google.com/p/gpexport/"><text:span text:style-name="T7">http://code.google.com/p/gpexport/</text:span></text:a><text:span text:style-name="T7">)</text:span></text:p>
          <text:p text:style-name="P25"><text:span text:style-name="T7">R</text:span><text:span text:style-name="T43">ole: </text:span><text:span text:style-name="T25">Developer</text:span></text:p>
          <text:p text:style-name="P26">S<text:span text:style-name="T43">ome bug fixes and optimization.</text:span></text:p>
          <text:p text:style-name="P24"><text:soft-page-break/></text:p>
        </text:list-item>
        <text:list-item>
          <text:p text:style-name="P24">S<text:span text:style-name="T37">imple </text:span>Cloth Simulation (<text:a xlink:type="simple" xlink:href="http://blog.csdn.net/yaoyansi/archive/2007/09/05/1774002.aspx">http://blog.csdn.net/yaoyansi/archive/2007/09/05/1774002.aspx</text:a>)</text:p>
          <text:p text:style-name="P25">R<text:span text:style-name="T43">ole: Creator</text:span></text:p>
          <text:p text:style-name="P24">I<text:span text:style-name="T37">mplemented the Mass-Spring module for cloth simulation. D</text:span>eveloped an algorithm fo<text:span text:style-name="T41">r computing</text:span> a <text:span text:style-name="T37">general </text:span>polyhedron'<text:span text:style-name="T41">s </text:span>volume. T<text:span text:style-name="T39">his algorithm i</text:span>s mentioned in <text:span text:style-name="T3">Game Development Gems 6.</text:span></text:p>
          <text:p text:style-name="P29"/>
        </text:list-item>
        <text:list-item>
          <text:p text:style-name="P26"><text:span text:style-name="T24">OpenCollada(</text:span><text:a xlink:type="simple" xlink:href="http://code.google.com/p/opencollada/"><text:span text:style-name="T24">http://code.google.com/p/opencollada/</text:span></text:a><text:span text:style-name="T24">)</text:span></text:p>
          <text:p text:style-name="P25"><text:span text:style-name="T24">R</text:span><text:span text:style-name="T25">ole: Developer</text:span></text:p>
          <text:p text:style-name="P19">Op<text:span text:style-name="T38">timized</text:span> the <text:span text:style-name="T38">3ds export with lib3ds, and some bug fixes.</text:span></text:p>
        </text:list-item>
      </text:list>
      <text:p text:style-name="P8"/>
      <text:list xml:id="list223508620956969" text:continue-numbering="true" text:style-name="L2">
        <text:list-item>
          <text:p text:style-name="P15"><text:span text:style-name="T21">GPUSphsim (</text:span><text:a xlink:type="simple" xlink:href="http://code.google.com/p/gpusphsim/"><text:span text:style-name="T21">http://code.google.com/p/gpusphsim/</text:span></text:a><text:span text:style-name="T21">).</text:span></text:p>
          <text:p text:style-name="P25"><text:span text:style-name="T24">R</text:span><text:span text:style-name="T25">ole: Developer</text:span></text:p>
          <text:p text:style-name="P31"><text:span text:style-name="T7">Implement</text:span><text:span text:style-name="T9">ed</text:span><text:span text:style-name="T7"> the fluid surface construction </text:span><text:span text:style-name="T9">using Meta-ball algorithm.</text:span></text:p>
          <text:p text:style-name="P3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asian="Andale Sans UI" style:font-family-asian="'Andale Sans UI'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name-asian="Andale Sans UI" style:font-family-asian="'Andale Sans UI'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ndale Sans UI" style:font-family-asian="'Andale Sans UI'"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新宋体" style:font-family-asian="新宋体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410$Build-2</meta:generator>
    <dc:date>2014-12-03T22:35:07.228209636</dc:date>
    <meta:editing-duration>PT6H56S</meta:editing-duration>
    <meta:editing-cycles>120</meta:editing-cycles>
    <dc:creator>user0 </dc:creator>
    <meta:document-statistic meta:table-count="0" meta:image-count="0" meta:object-count="0" meta:page-count="3" meta:paragraph-count="83" meta:word-count="619" meta:character-count="4573" meta:non-whitespace-character-count="3959"/>
  </office:meta>
</office:document-meta>
</file>